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ource Han Serif" svg:font-family="'Source Han Serif'" style:font-adornments="Regular" style:font-family-generic="roman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Source Han Sans" svg:font-family="'Source Han Sans'" style:font-family-generic="swiss" style:font-pitch="variable"/>
    <style:font-face style:name="Source Han Sans CN" svg:font-family="'Source Han Sans CN'" style:font-family-generic="swiss" style:font-pitch="variable"/>
    <style:font-face style:name="Source Han Sans HK" svg:font-family="'Source Han Sans HK'" style:font-family-generic="swiss" style:font-pitch="variable"/>
    <style:font-face style:name="Source Han Sans JP" svg:font-family="'Source Han Sans JP'" style:font-family-generic="swiss" style:font-pitch="variable"/>
    <style:font-face style:name="Source Han Sans KR" svg:font-family="'Source Han Sans KR'" style:font-family-generic="swiss" style:font-pitch="variable"/>
    <style:font-face style:name="Source Han Sans TW" svg:font-family="'Source Han Sans TW'" style:font-family-generic="swiss" style:font-pitch="variable"/>
    <style:font-face style:name="Source Sans 3" svg:font-family="'Source Sans 3'" style:font-adornments="Regular" style:font-family-generic="swiss" style:font-pitch="variable"/>
    <style:font-face style:name="Mangal" svg:font-family="Mangal" style:font-family-generic="system" style:font-pitch="variable"/>
    <style:font-face style:name="Source Han Sans CN1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/>
      <style:text-properties style:font-name-asian="Source Han Sans KR" style:font-size-asian="18pt" style:language-asian="ja" style:country-asian="JP"/>
    </style:style>
    <style:style style:name="P2" style:family="paragraph" style:parent-style-name="Text_20_body">
      <style:paragraph-properties fo:margin-top="0in" fo:margin-bottom="0in" style:contextual-spacing="false" fo:line-height="100%"/>
      <style:text-properties style:font-name-asian="Source Han Sans JP" style:font-size-asian="18pt" style:language-asian="ja" style:country-asian="JP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style:font-name-asian="Source Han Sans TW" style:font-size-asian="18pt" style:language-asian="ja" style:country-asian="JP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style:font-name-asian="Source Han Sans CN" style:font-size-asian="18pt" style:language-asian="ja" style:country-asian="JP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officeooo:paragraph-rsid="0018c05a" style:font-name-asian="Source Han Sans HK" style:font-size-asian="18pt" style:language-asian="ja" style:country-asian="JP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style:font-name-asian="Source Han Sans" style:font-size-asian="18pt" style:language-asian="zh" style:country-asian="CN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style:font-name-asian="Source Han Sans" style:font-size-asian="18pt" style:language-asian="zh" style:country-asian="TW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officeooo:paragraph-rsid="0018c05a" style:font-name-asian="Source Han Sans" style:font-size-asian="18pt" style:language-asian="zh" style:country-asian="HK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style:font-name-asian="Source Han Sans" style:font-size-asian="18pt" style:language-asian="ja" style:country-asian="JP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style:font-name-asian="Source Han Sans" style:font-size-asian="18pt" style:language-asian="ko" style:country-asian="KR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style:font-name="Source Serif Pro" fo:font-size="14pt" fo:language="bg" fo:country="BG" style:font-size-asian="14pt" style:font-size-complex="14pt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Source Serif Pro" fo:font-size="14pt" fo:language="ru" fo:country="RU" officeooo:paragraph-rsid="001c7ef7" style:font-size-asian="14pt" style:language-asian="ja" style:country-asian="JP" style:font-size-complex="14pt"/>
    </style:style>
    <style:style style:name="P13" style:family="paragraph" style:parent-style-name="Text_20_body">
      <style:text-properties fo:language="en" fo:country="US" style:language-asian="ja" style:country-asian="JP"/>
    </style:style>
    <style:style style:name="P14" style:family="paragraph" style:parent-style-name="Text_20_body">
      <style:text-properties officeooo:paragraph-rsid="001c7ef7"/>
    </style:style>
    <style:style style:name="P15" style:family="paragraph" style:parent-style-name="Text_20_body">
      <style:text-properties officeooo:paragraph-rsid="00200e67"/>
    </style:style>
    <style:style style:name="T1" style:family="text">
      <style:text-properties officeooo:rsid="001c5134"/>
    </style:style>
    <style:style style:name="T2" style:family="text">
      <style:text-properties fo:language="en" fo:country="US" officeooo:rsid="001b0c40"/>
    </style:style>
    <style:style style:name="T3" style:family="text">
      <style:text-properties fo:language="en" fo:country="US" officeooo:rsid="001c5134"/>
    </style:style>
    <style:style style:name="T4" style:family="text">
      <style:text-properties fo:language="en" fo:country="US" officeooo:rsid="00200e67"/>
    </style:style>
    <style:style style:name="T5" style:family="text">
      <style:text-properties fo:language="en" fo:country="US" officeooo:rsid="00218930"/>
    </style:style>
    <style:style style:name="T6" style:family="text">
      <style:text-properties officeooo:rsid="001c551a"/>
    </style:style>
    <style:style style:name="T7" style:family="text">
      <style:text-properties style:font-name="Source Sans 3" fo:language="en" fo:country="US" officeooo:rsid="001c7ef7" style:font-name-asian="Source Han Serif" style:language-asian="ja" style:country-asian="JP"/>
    </style:style>
    <style:style style:name="T8" style:family="text">
      <style:text-properties style:font-name="Source Sans 3" fo:language="en" fo:country="US" officeooo:rsid="00200e67" style:font-name-asian="Source Han Serif" style:language-asian="ja" style:country-asian="JP"/>
    </style:style>
    <style:style style:name="T9" style:family="text">
      <style:text-properties officeooo:rsid="00200e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The following </text:span><text:span text:style-name="T7">text should have different glyphs</text:span><text:span text:style-name="T2">:</text:span></text:p>
      <text:p text:style-name="P12">Огньове изгаряха с блуждаещи пламъци любовта човешка на Орфей.</text:p>
      <text:p text:style-name="P13">in Russian,</text:p>
      <text:p text:style-name="P11">Огньове изгаряха с блуждаещи пламъци любовта човешка на Орфей.</text:p>
      <text:p text:style-name="P13">in Bulgarian,</text:p>
      <text:p text:style-name="Text_20_body"/>
      <text:p text:style-name="P15"><text:span text:style-name="T2">The following </text:span><text:span text:style-name="T8">pairs of</text:span><text:span text:style-name="T2"> pairs should match </text:span><text:span text:style-name="T3">but be unique for each language </text:span><text:span text:style-name="T4">(second hieroglyph is </text:span><text:span text:style-name="T5">100% </text:span><text:span text:style-name="T3">unique</text:span><text:span text:style-name="T4">)</text:span><text:span text:style-name="T2">:</text:span></text:p>
      <text:p text:style-name="P6">記返</text:p>
      <text:p text:style-name="P4">記返</text:p>
      <text:p text:style-name="P13">in Simplified Chinese CN,</text:p>
      <text:p text:style-name="P7">記返</text:p>
      <text:p text:style-name="P3">記返</text:p>
      <text:p text:style-name="P13">in Traditional Chinese TW,</text:p>
      <text:p text:style-name="P8">記返</text:p>
      <text:p text:style-name="P5">記返</text:p>
      <text:p text:style-name="P13">in Traditional Chinese HK,</text:p>
      <text:p text:style-name="P9">記返</text:p>
      <text:p text:style-name="P2">記返</text:p>
      <text:p text:style-name="P13">in Japanese,</text:p>
      <text:p text:style-name="P10">記返</text:p>
      <text:p text:style-name="P1">記返</text:p>
      <text:p text:style-name="P13">in Korea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ource Han Serif" svg:font-family="'Source Han Serif'" style:font-adornments="Regular" style:font-family-generic="roman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Source Han Sans" svg:font-family="'Source Han Sans'" style:font-family-generic="swiss" style:font-pitch="variable"/>
    <style:font-face style:name="Source Han Sans CN" svg:font-family="'Source Han Sans CN'" style:font-family-generic="swiss" style:font-pitch="variable"/>
    <style:font-face style:name="Source Han Sans HK" svg:font-family="'Source Han Sans HK'" style:font-family-generic="swiss" style:font-pitch="variable"/>
    <style:font-face style:name="Source Han Sans JP" svg:font-family="'Source Han Sans JP'" style:font-family-generic="swiss" style:font-pitch="variable"/>
    <style:font-face style:name="Source Han Sans KR" svg:font-family="'Source Han Sans KR'" style:font-family-generic="swiss" style:font-pitch="variable"/>
    <style:font-face style:name="Source Han Sans TW" svg:font-family="'Source Han Sans TW'" style:font-family-generic="swiss" style:font-pitch="variable"/>
    <style:font-face style:name="Source Sans 3" svg:font-family="'Source Sans 3'" style:font-adornments="Regular" style:font-family-generic="swiss" style:font-pitch="variable"/>
    <style:font-face style:name="Mangal" svg:font-family="Mangal" style:font-family-generic="system" style:font-pitch="variable"/>
    <style:font-face style:name="Source Han Sans CN1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Source Sans 3" fo:font-family="'Source Sans 3'" style:font-style-name="Regular" style:font-family-generic="swiss" style:font-pitch="variable" style:font-name-asian="Source Han Serif" style:font-family-asian="'Source Han Serif'" style:font-style-name-asian="Regular" style:font-family-generic-asian="roman" style:language-asian="ja" style:country-asian="JP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2T16:56:41.758000000</meta:creation-date>
    <dc:date>2020-09-22T18:17:55.529000000</dc:date>
    <meta:editing-duration>PT30M40S</meta:editing-duration>
    <meta:editing-cycles>1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1" meta:word-count="83" meta:character-count="424" meta:non-whitespace-character-count="372"/>
  </office:meta>
</office:document-meta>
</file>